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2.639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2.417cm" fo:min-width="2.639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2.417cm" fo:min-width="0.561cm"/>
      <style:paragraph-properties style:writing-mode="lr-tb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3.518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3.75cm" fo:min-width="3.518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3.75cm" fo:min-width="0.985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2.894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2.894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0.985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0.561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top" draw:auto-grow-height="false" fo:min-height="1.85cm" fo:min-width="2.894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top" draw:auto-grow-height="false" fo:min-height="1.85cm" fo:min-width="0.985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top" draw:auto-grow-height="false" fo:min-height="3.75cm" fo:min-width="2.89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09cm"/>
      <style:paragraph-properties style:writing-mode="lr-tb"/>
    </style:style>
    <style:style style:name="gr16" style:family="graphic" style:parent-style-name="standard">
      <style:graphic-properties svg:stroke-color="#000000" draw:textarea-vertical-align="middle"/>
    </style:style>
    <style:style style:name="gr17" style:family="graphic" style:parent-style-name="standard">
      <style:graphic-properties svg:stroke-color="#000000" draw:fill-color="#ffffff" draw:textarea-horizontal-align="justify" draw:textarea-vertical-align="top" draw:auto-grow-height="false" fo:min-height="1.55cm" fo:min-width="2.894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top" draw:auto-grow-height="false" fo:min-height="1.55cm" fo:min-width="0.985cm"/>
      <style:paragraph-properties style:writing-mode="lr-tb"/>
    </style:style>
    <style:style style:name="gr19" style:family="graphic">
      <style:graphic-properties style:protect="size"/>
    </style:style>
    <style:style style:name="pr1" style:family="presentation" style:parent-style-name="Standard-title">
      <style:graphic-properties fo:min-height="1.563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line-height="115%" fo:text-align="start"/>
    </style:style>
    <style:style style:name="P5" style:family="paragraph">
      <loext:graphic-properties draw:fill-color="#ffffff"/>
      <style:paragraph-properties fo:line-height="115%" fo:text-align="start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fo:font-size="10pt"/>
    </style:style>
    <style:style style:name="P7" style:family="paragraph">
      <loext:graphic-properties draw:fill="none" draw:fill-color="#ffffff"/>
      <style:text-properties fo:font-size="10pt" style:font-size-asian="8pt" style:font-size-complex="8pt"/>
    </style:style>
    <style:style style:name="P8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6.729cm" svg:height="1.563cm" svg:x="1.485cm" svg:y="0.837cm" presentation:class="title" presentation:user-transformed="true">
          <draw:text-box>
            <text:p><text:span text:style-name="T1">mentalizr ER-Diagramm</text:span></text:p>
          </draw:text-box>
        </draw:frame>
        <draw:custom-shape draw:style-name="gr1" draw:text-style-name="P3" draw:layer="layout" svg:width="3.139cm" svg:height="1.334cm" svg:x="7.261cm" svg:y="3.8cm">
          <text:p text:style-name="P2"><text:span text:style-name="T2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4" draw:id="id4" draw:layer="layout" svg:width="3.139cm" svg:height="2.667cm" svg:x="7.261cm" svg:y="5.133cm">
          <text:p text:style-name="P4"><text:span text:style-name="T2">id: string</text:span></text:p>
          <text:p text:style-name="P4"><text:span text:style-name="T2">active: boolean</text:span></text:p>
          <text:p text:style-name="P4"><text:span text:style-name="T2">firstActive: Date</text:span></text:p>
          <text:p text:style-name="P4"><text:span text:style-name="T2">lastActive: 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" draw:id="id2" draw:layer="layout" svg:width="1.061cm" svg:height="2.667cm" svg:x="6.2cm" svg:y="5.133cm">
          <text:p text:style-name="P4"><text:span text:style-name="T2">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" draw:id="id1" draw:layer="layout" svg:width="4.018cm" svg:height="1.334cm" svg:x="3.182cm" svg:y="12.266cm">
          <text:p text:style-name="P2"><text:span text:style-name="T2">user_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.018cm" svg:height="4cm" svg:x="3.182cm" svg:y="13.599cm">
          <text:p text:style-name="P4"><text:span text:style-name="T2">userId: string</text:span></text:p>
          <text:p text:style-name="P4"><text:span text:style-name="T2">username: string</text:span></text:p>
          <text:p text:style-name="P4"><text:span text:style-name="T2">passwordHash: String</text:span></text:p>
          <text:p text:style-name="P4"><text:span text:style-name="T2">email: string</text:span></text:p>
          <text:p text:style-name="P4"><text:span text:style-name="T2">firstName: string</text:span></text:p>
          <text:p text:style-name="P4"><text:span text:style-name="T2">lastName: string</text:span></text:p>
          <text:p text:style-name="P4"><text:span text:style-name="T2">gender: int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485cm" svg:height="4cm" svg:x="1.697cm" svg:y="13.599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5.191cm" svg:y1="12.266cm" svg:x2="6.2cm" svg:y2="6.466cm" draw:start-shape="id1" draw:start-glue-point="0" draw:end-shape="id2" draw:end-glue-point="3" svg:d="M5191 12266v-5800h1009" svg:viewBox="0 0 1010 5801">
          <text:p/>
        </draw:connector>
        <draw:custom-shape draw:style-name="gr8" draw:text-style-name="P3" xml:id="id3" draw:id="id3" draw:layer="layout" svg:width="3.394cm" svg:height="1.334cm" svg:x="11.031cm" svg:y="12.266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1.031cm" svg:y="13.599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9.546cm" svg:y="13.599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12.728cm" svg:y1="12.266cm" svg:x2="10.4cm" svg:y2="6.466cm" draw:start-shape="id3" draw:start-glue-point="0" draw:end-shape="id4" draw:end-glue-point="1" svg:d="M12728 12266v-5800h-2328" svg:viewBox="0 0 2329 5801">
          <text:p/>
        </draw:connector>
        <draw:custom-shape draw:style-name="gr8" draw:text-style-name="P3" draw:layer="layout" svg:width="3.394cm" svg:height="1.334cm" svg:x="11.031cm" svg:y="12.266cm">
          <text:p text:style-name="P2"><text:span text:style-name="T2">user_access_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1.031cm" svg:y="13.599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9.546cm" svg:y="13.599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25.06cm" svg:y="4.2cm">
          <text:p text:style-name="P2"><text:span text:style-name="T2">prog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6" draw:id="id6" draw:layer="layout" svg:width="3.394cm" svg:height="1.6cm" svg:x="25.06cm" svg:y="5.533cm">
          <text:p text:style-name="P4"><text:span text:style-name="T2">id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1.061cm" svg:height="1.6cm" svg:x="24cm" svg:y="5.533cm">
          <text:p text:style-name="P4"><text:span text:style-name="T2">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25.054cm" svg:y="14.567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25.054cm" svg:y="15.9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23.569cm" svg:y="15.9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7" draw:id="id7" draw:layer="layout" svg:width="3.394cm" svg:height="1.334cm" svg:x="25.054cm" svg:y="14.567cm">
          <text:p text:style-name="P2"><text:span text:style-name="T2">role_pat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3.394cm" svg:height="2.1cm" svg:x="25.054cm" svg:y="15.9cm">
          <text:p text:style-name="P4"><text:span text:style-name="T2">userId: string</text:span></text:p>
          <text:p text:style-name="P4"><text:span text:style-name="T2">therapistId: string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1.485cm" svg:height="2.1cm" svg:x="23.569cm" svg:y="15.9cm">
          <text:p text:style-name="P4"><text:span text:style-name="T2">PK, FK</text:span></text:p>
          <text:p text:style-name="P4"><text:span text:style-name="T2">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26.755cm" svg:y1="9.067cm" svg:x2="26.757cm" svg:y2="7.133cm" draw:start-shape="id5" draw:start-glue-point="0" draw:end-shape="id6" svg:d="M26755 9067v-967h2v-967" svg:viewBox="0 0 3 1935">
          <text:p/>
        </draw:connector>
        <draw:connector draw:style-name="gr7" draw:text-style-name="P6" draw:layer="layout" draw:line-skew="-2.303cm" svg:x1="25.054cm" svg:y1="15.234cm" svg:x2="10.4cm" svg:y2="6.466cm" draw:start-shape="id7" draw:end-shape="id4" draw:end-glue-point="1" svg:d="M25054 15234h-9630v-8768h-5024" svg:viewBox="0 0 14655 8769">
          <text:p/>
        </draw:connector>
        <draw:custom-shape draw:style-name="gr8" draw:text-style-name="P3" draw:layer="layout" svg:width="3.394cm" svg:height="1.334cm" svg:x="18.806cm" svg:y="4.066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8.806cm" svg:y="5.4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17.321cm" svg:y="5.4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18.806cm" svg:y="4.066cm">
          <text:p text:style-name="P2"><text:span text:style-name="T2">role_therap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xml:id="id9" draw:id="id9" draw:layer="layout" svg:width="3.394cm" svg:height="4cm" svg:x="18.806cm" svg:y="5.4cm">
          <text:p text:style-name="P4"><text:span text:style-name="T2">userId: string</text:span></text:p>
          <text:p text:style-name="P4"><text:span text:style-name="T2">title: string</text:span></text:p>
          <text:p text:style-name="P4"><text:span text:style-name="T2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8" draw:id="id8" draw:layer="layout" svg:width="1.485cm" svg:height="4cm" svg:x="17.321cm" svg:y="5.4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line-skew="1.54cm" svg:x1="17.321cm" svg:y1="7.4cm" svg:x2="10.4cm" svg:y2="6.466cm" draw:start-shape="id8" draw:start-glue-point="3" draw:end-shape="id4" draw:end-glue-point="1" svg:d="M17321 7400h-1921v-934h-5000" svg:viewBox="0 0 6922 935">
          <text:p/>
        </draw:connector>
        <draw:connector draw:style-name="gr7" draw:text-style-name="P6" draw:layer="layout" svg:x1="25.054cm" svg:y1="15.234cm" svg:x2="20.503cm" svg:y2="9.4cm" draw:start-shape="id7" draw:start-glue-point="3" draw:end-shape="id9" draw:end-glue-point="2" svg:d="M25054 15234h-4551v-5834" svg:viewBox="0 0 4552 5835">
          <text:p/>
        </draw:connector>
        <draw:frame draw:style-name="gr15" draw:text-style-name="P7" draw:layer="layout" svg:width="7.001cm" svg:height="0.759cm" svg:x="1.485cm" svg:y="19.733cm">
          <draw:text-box>
            <text:p><text:span text:style-name="T3">Stand: 09.09.2021</text:span></text:p>
          </draw:text-box>
        </draw:frame>
        <draw:custom-shape draw:style-name="gr8" draw:text-style-name="P3" draw:layer="layout" svg:width="3.394cm" svg:height="1.334cm" svg:x="17.485cm" svg:y="15.767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7.485cm" svg:y="17.1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16cm" svg:y="17.1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10" draw:id="id10" draw:layer="layout" svg:width="3.394cm" svg:height="1.334cm" svg:x="17.485cm" svg:y="15.767cm">
          <text:p text:style-name="P2"><text:span text:style-name="T2">role_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7.485cm" svg:y="17.1cm">
          <text:p text:style-name="P4"><text:span text:style-name="T2">userId: string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16cm" svg:y="17.1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2" draw:layer="layout" draw:line-skew="1.458cm" svg:x1="17.485cm" svg:y1="16.434cm" svg:x2="10.4cm" svg:y2="6.466cm" draw:start-shape="id10" draw:start-glue-point="3" draw:end-shape="id4" draw:end-glue-point="1" svg:d="M17485 16434h-2085v-9968h-5000" svg:viewBox="0 0 7086 9969">
          <text:p/>
        </draw:connector>
        <draw:custom-shape draw:style-name="gr8" draw:text-style-name="P3" draw:layer="layout" svg:width="3.394cm" svg:height="1.334cm" svg:x="25.058cm" svg:y="9.067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25.058cm" svg:y="10.4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23.573cm" svg:y="10.4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5" draw:id="id5" draw:layer="layout" svg:width="3.394cm" svg:height="1.334cm" svg:x="25.058cm" svg:y="9.067cm">
          <text:p text:style-name="P2"><text:span text:style-name="T2">patient_prog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xml:id="id11" draw:id="id11" draw:layer="layout" svg:width="3.394cm" svg:height="1.8cm" svg:x="25.058cm" svg:y="10.4cm">
          <text:p text:style-name="P4"><text:span text:style-name="T2">userId: string</text:span></text:p>
          <text:p text:style-name="P4"><text:span text:style-name="T2">programId: string</text:span></text:p>
          <text:p text:style-name="P4"><text:span text:style-name="T2">blocking: boolean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85cm" svg:height="1.8cm" svg:x="23.573cm" svg:y="10.4cm">
          <text:p text:style-name="P4"><text:span text:style-name="T2">PK, FK</text:span></text:p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26.755cm" svg:y1="12.2cm" svg:x2="26.751cm" svg:y2="14.567cm" draw:start-shape="id11" draw:start-glue-point="2" draw:end-shape="id7" draw:end-glue-point="0" svg:d="M26755 12200v1184h-4v1183" svg:viewBox="0 0 5 2368">
          <text:p/>
        </draw:connector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6.729cm" svg:height="3.506cm" svg:x="1.485cm" svg:y="0.837cm" presentation:class="title" presentation:placeholder="true">
        <draw:text-box/>
      </draw:frame>
      <draw:frame presentation:style-name="Standard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1:53:25.100845968</meta:creation-date>
    <dc:date>2021-09-09T11:56:07.922687354</dc:date>
    <meta:editing-duration>PT45M37S</meta:editing-duration>
    <meta:editing-cycles>9</meta:editing-cycles>
    <meta:generator>LibreOffice/6.4.7.2$Linux_X86_64 LibreOffice_project/40$Build-2</meta:generator>
    <meta:document-statistic meta:object-count="72"/>
  </office:meta>
</office:document-meta>
</file>